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0000000D1D1822CFDCFCB54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6.249cm" fo:min-width="21.252cm" fo:padding-top="0cm" fo:padding-bottom="0cm" fo:padding-left="0cm" fo:padding-right="0cm"/>
      <style:paragraph-properties style:writing-mode="lr-tb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Arial Black" fo:font-size="110pt" style:font-size-asian="110pt" style:font-size-complex="110pt"/>
    </style:style>
    <style:style style:name="P3" style:family="paragraph">
      <style:paragraph-properties fo:text-align="center"/>
    </style:style>
    <style:style style:name="T1" style:family="text">
      <style:text-properties fo:color="#c9211e" loext:opacity="100%" style:font-name="Arial Black" fo:font-size="96pt" fo:letter-spacing="0.4cm" fo:font-weight="900" style:font-size-asian="96pt" style:font-weight-asian="900" style:font-name-complex="Arial1" style:font-size-complex="96pt" style:font-weight-complex="900"/>
    </style:style>
    <style:style style:name="T2" style:family="text">
      <style:text-properties fo:color="#c9211e" loext:opacity="100%" style:font-name="Arial Black" fo:font-size="110pt" fo:font-weight="900" style:font-size-asian="110pt" style:font-weight-asian="900" style:font-name-complex="Arial1" style:font-size-complex="110pt" style:font-weight-complex="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252cm" svg:height="6.249cm" svg:x="2.7cm" svg:y="-1.25cm">
          <draw:text-box>
            <text:p text:style-name="P1"><text:span text:style-name="T1">FIOCRUZ</text:span><text:span text:style-name="T2"><text:tab/></text:span></text:p>
          </draw:text-box>
        </draw:frame>
        <draw:frame draw:style-name="gr2" draw:text-style-name="P3" draw:layer="layout" svg:width="3.214cm" svg:height="3.5cm" svg:x="-0.245cm" svg:y="0cm">
          <draw:image xlink:href="Pictures/10000000000000C0000000D1D1822CFDCFCB545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 Black" svg:font-family="'Arial Black'" style:font-family-generic="swiss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2cm" fo:page-height="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1T13:48:48.654000000</dc:date>
    <meta:editing-duration>PT6M37S</meta:editing-duration>
    <meta:editing-cycles>3</meta:editing-cycles>
    <meta:generator>LibreOffice/7.3.2.2$Windows_X86_64 LibreOffice_project/49f2b1bff42cfccbd8f788c8dc32c1c309559be0</meta:generator>
    <meta:document-statistic meta:object-count="2"/>
  </office:meta>
</office:document-meta>
</file>